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officeooo:paragraph-rsid="000b5775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0879a9" officeooo:paragraph-rsid="000b5775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0a07a9" officeooo:paragraph-rsid="000b5775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1" officeooo:rsid="000a07a9" officeooo:paragraph-rsid="000a07a9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1" officeooo:rsid="000a07a9" officeooo:paragraph-rsid="000b5775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1" officeooo:rsid="000b5775" officeooo:paragraph-rsid="000b5775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rsid="000b5775" officeooo:paragraph-rsid="000b5775"/>
    </style:style>
    <style:style style:name="P8" style:family="paragraph" style:parent-style-name="Standard">
      <style:paragraph-properties fo:margin-left="0cm" fo:margin-top="0cm" fo:margin-bottom="0.353cm" style:contextual-spacing="false" fo:line-height="100%" fo:text-indent="0cm" style:auto-text-indent="false"/>
      <style:text-properties officeooo:rsid="000b5775" officeooo:paragraph-rsid="000b5775"/>
    </style:style>
    <style:style style:name="P9" style:family="paragraph" style:parent-style-name="Standard">
      <style:paragraph-properties fo:margin-top="0cm" fo:margin-bottom="0.353cm" style:contextual-spacing="false" fo:line-height="100%" fo:text-align="end" style:justify-single-word="false"/>
      <style:text-properties officeooo:rsid="000b5775" officeooo:paragraph-rsid="000b5775"/>
    </style:style>
    <style:style style:name="P10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style:font-name="Calibri1"/>
    </style:style>
    <style:style style:name="T1" style:family="text">
      <style:text-properties style:font-name="Calibri" fo:font-size="11pt" fo:language="fr" fo:country="FR" style:font-size-asian="11pt"/>
    </style:style>
    <style:style style:name="T2" style:family="text">
      <style:text-properties style:font-name="Calibri" fo:font-size="11pt" fo:language="fr" fo:country="FR" officeooo:rsid="000879a9" style:font-size-asian="11pt"/>
    </style:style>
    <style:style style:name="T3" style:family="text">
      <style:text-properties style:font-name="Calibri" fo:font-size="11pt" fo:language="fr" fo:country="FR" officeooo:rsid="00092b1e" style:font-size-asian="11pt"/>
    </style:style>
    <style:style style:name="T4" style:family="text">
      <style:text-properties style:font-name="Calibri" fo:font-size="11pt" fo:language="fr" fo:country="FR" officeooo:rsid="000a07a9" style:font-size-asian="11pt"/>
    </style:style>
    <style:style style:name="T5" style:family="text">
      <style:text-properties style:font-name="Calibri1"/>
    </style:style>
    <style:style style:name="T6" style:family="text">
      <style:text-properties style:font-name="Calibri1" officeooo:rsid="000a07a9"/>
    </style:style>
    <style:style style:name="T7" style:family="text">
      <style:text-properties style:font-name="Calibri1" fo:font-weight="bold" style:font-weight-asian="bold" style:font-weight-complex="bold"/>
    </style:style>
    <style:style style:name="T8" style:family="text">
      <style:text-properties style:font-name="Calibri1" officeooo:rsid="000b5775"/>
    </style:style>
    <style:style style:name="T9" style:family="text">
      <style:text-properties officeooo:rsid="000b5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6">T</text:span><text:span text:style-name="T5">héo Richard</text:span></text:p>
      <text:p text:style-name="P8" loext:marker-style-name="T1"><text:span text:style-name="T5">3 rue Louis Braille </text:span></text:p>
      <text:p text:style-name="P8" loext:marker-style-name="T1"><text:span text:style-name="T5">31520 RAMONVILLE-SAINT-AGNE</text:span></text:p>
      <text:p text:style-name="P8" loext:marker-style-name="T1"><text:span text:style-name="T5">07 88 11 88 04</text:span></text:p>
      <text:p text:style-name="P8" loext:marker-style-name="T1"><text:a xlink:type="simple" xlink:href="mailto:theo.richard31520@gmail.com" text:style-name="Internet_20_link" text:visited-style-name="Visited_20_Internet_20_Link"><text:span text:style-name="T5">theo.richard31520@gmail.com</text:span></text:a></text:p>
      <text:p text:style-name="P9" loext:marker-style-name="T1"><text:span text:style-name="T5">NOM ENTREPRISE</text:span></text:p>
      <text:p text:style-name="P9" loext:marker-style-name="T1"><text:span text:style-name="T5">ADRESSE DE L’ENTREPRISE</text:span></text:p>
      <text:p text:style-name="P9" loext:marker-style-name="T1"><text:span text:style-name="T5">CODE POSTAL ENTREPRISE</text:span></text:p>
      <text:p text:style-name="P9" loext:marker-style-name="T1"><text:span text:style-name="T5"/></text:p>
      <text:p text:style-name="P7" loext:marker-style-name="T1"><text:span text:style-name="T5"><text:s text:c="114"/>Ramonville, le 1 décembre 2023</text:span></text:p>
      <text:p text:style-name="P7" loext:marker-style-name="T1"><text:span text:style-name="T5"/></text:p>
      <text:p text:style-name="P7" loext:marker-style-name="T1"><text:span text:style-name="T7">Objet : </text:span><text:span text:style-name="T5">Candidature pour un stage en tant que Développeur web &amp; Web mobile</text:span></text:p>
      <text:p text:style-name="P7" loext:marker-style-name="T1"><text:span text:style-name="T5">Madame, Monsieur : </text:span></text:p>
      <text:p text:style-name="P3" loext:marker-style-name="T1"><text:span text:style-name="T5">Actuellement en formation professionnalisante </text:span><text:span text:style-name="T8">D</text:span><text:span text:style-name="T5">éveloppeur web &amp; </text:span><text:span text:style-name="T8">W</text:span><text:span text:style-name="T5">eb mobile </text:span><text:span text:style-name="T8">au pôle numérique de l’ADRAR, je souhaite préparer un stage pour effectuer ma première expérience en entreprise.</text:span></text:p>
      <text:p text:style-name="P4" loext:marker-style-name="T1">En effet, j’ai toujours eu un intérêt pour le monde du numérique <text:span text:style-name="T9">et plus particulièrement lorsque</text:span> <text:span text:style-name="T9">j’ai découvert le métier de développeur. Effectuer cette formation à l’ADRAR a confirmé mon envie de suivre cette voie , ainsi que de réaliser un stage pour faire un premier pas vers une première expérience professionnelle dans ce domaine.</text:span></text:p>
      <text:p text:style-name="P4" loext:marker-style-name="T1">Après m'être renseigné sur <text:span text:style-name="T9">votre entreprise</text:span>, <text:s/><text:span text:style-name="T9">((Vos valeurs tels que…) &amp;/ou (Les prestations proposés tels que..))</text:span> m'ont particulièrement intéressés et m'ont rendu d'autant plus enthousiaste à l'idée de pouvoir intégrer <text:span text:style-name="T9">ce groupe</text:span>.</text:p>
      <text:p text:style-name="P5" loext:marker-style-name="T1">Habitué au travail en groupe et organisé, je suis prêt à apprendre et je sais m'adapter rapidement. </text:p>
      <text:p text:style-name="P5" loext:marker-style-name="T1">Soucieux de développer mes connaissances sur le monde du numérique, <text:s/><text:span text:style-name="T9">j</text:span>'espère que ma candidature saura vous intéresser <text:span text:style-name="T9">et </text:span>me tiens <text:span text:style-name="T9">donc</text:span> à votre disposition pour vous rencontrer <text:span text:style-name="T9">ainsi que</text:span> discuter plus en détail d<text:span text:style-name="T9">e mes motivations.</text:span> </text:p>
      <text:p text:style-name="P5" loext:marker-style-name="T1">Je vous remercie de l'attention que vous porterez à ma demande et reste disponible pour toute information complémentaire.</text:p>
      <text:p text:style-name="P6" loext:marker-style-name="T1">Cordialement, </text:p>
      <text:p text:style-name="P6" loext:marker-style-name="T1"/>
      <text:p text:style-name="P1" loext:marker-style-name="T1"><text:span text:style-name="T8"><text:s text:c="122"/>M. RICHARD Thé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8:14:50.833000000</meta:creation-date>
    <dc:date>2023-12-04T20:01:00.199000000</dc:date>
    <meta:editing-duration>PT1H45M52S</meta:editing-duration>
    <meta:editing-cycles>5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9" meta:word-count="232" meta:character-count="1753" meta:non-whitespace-character-count="1297"/>
  </office:meta>
</office:document-meta>
</file>